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17cm" style:rel-column-width="65535*"/>
    </style:style>
    <style:style style:name="Table26.1" style:family="table-row">
      <style:table-row-properties style:min-row-height="2.702cm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17cm" style:rel-column-width="65535*"/>
    </style:style>
    <style:style style:name="Table27.A1" style:family="table-cell">
      <style:table-cell-properties fo:padding="0.097cm" fo:border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Preformatted_20_Text">
      <style:text-properties officeooo:rsid="00149873" officeooo:paragraph-rsid="00149873"/>
    </style:style>
    <style:style style:name="P5" style:family="paragraph" style:parent-style-name="Table_20_Contents">
      <style:text-properties officeooo:rsid="00149873" officeooo:paragraph-rsid="00149873"/>
    </style:style>
    <style:style style:name="P6" style:family="paragraph" style:parent-style-name="Text_20_body">
      <style:text-properties officeooo:rsid="00149873" officeooo:paragraph-rsid="00149873"/>
    </style:style>
    <style:style style:name="P7" style:family="paragraph" style:parent-style-name="Text_20_body">
      <style:text-properties officeooo:paragraph-rsid="00149873"/>
    </style:style>
    <style:style style:name="P8" style:family="paragraph" style:parent-style-name="Text_20_body">
      <style:text-properties officeooo:paragraph-rsid="0015dd1a"/>
    </style:style>
    <style:style style:name="P9" style:family="paragraph" style:parent-style-name="Preformatted_20_Text">
      <style:text-properties officeooo:rsid="001962f9" officeooo:paragraph-rsid="001962f9"/>
    </style:style>
    <style:style style:name="P10" style:family="paragraph" style:parent-style-name="Text_20_body">
      <style:text-properties officeooo:rsid="001962f9" officeooo:paragraph-rsid="001962f9"/>
    </style:style>
    <style:style style:name="P11" style:family="paragraph" style:parent-style-name="Preformatted_20_Text">
      <style:text-properties officeooo:paragraph-rsid="001b5171"/>
    </style:style>
    <style:style style:name="P12" style:family="paragraph" style:parent-style-name="Preformatted_20_Text">
      <style:text-properties officeooo:rsid="001b5171" officeooo:paragraph-rsid="001b5171"/>
    </style:style>
    <style:style style:name="P13" style:family="paragraph" style:parent-style-name="Text_20_body">
      <style:text-properties officeooo:rsid="001b5171" officeooo:paragraph-rsid="001b5171"/>
    </style:style>
    <style:style style:name="P14" style:family="paragraph" style:parent-style-name="Preformatted_20_Text">
      <style:text-properties officeooo:paragraph-rsid="001b7bfb"/>
    </style:style>
    <style:style style:name="P15" style:family="paragraph" style:parent-style-name="Preformatted_20_Text">
      <style:text-properties officeooo:rsid="001cca39" officeooo:paragraph-rsid="001cca39"/>
    </style:style>
    <style:style style:name="P16" style:family="paragraph" style:parent-style-name="Text_20_body">
      <style:text-properties officeooo:rsid="001cca39" officeooo:paragraph-rsid="001cca39"/>
    </style:style>
    <style:style style:name="P17" style:family="paragraph" style:parent-style-name="Preformatted_20_Text">
      <style:text-properties officeooo:rsid="0021ca66" officeooo:paragraph-rsid="0021ca66"/>
    </style:style>
    <style:style style:name="P18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19" style:family="paragraph" style:parent-style-name="Table_20_Contents">
      <style:text-properties officeooo:rsid="00177d6d" officeooo:paragraph-rsid="00177d6d"/>
    </style:style>
    <style:style style:name="P20" style:family="paragraph" style:parent-style-name="Text_20_body">
      <style:text-properties officeooo:rsid="00177d6d" officeooo:paragraph-rsid="00177d6d"/>
    </style:style>
    <style:style style:name="P21" style:family="paragraph" style:parent-style-name="Table_20_Contents">
      <style:text-properties officeooo:rsid="001858e8" officeooo:paragraph-rsid="001858e8"/>
    </style:style>
    <style:style style:name="P22" style:family="paragraph" style:parent-style-name="Text_20_body">
      <style:text-properties officeooo:rsid="001858e8" officeooo:paragraph-rsid="001858e8"/>
    </style:style>
    <style:style style:name="P23" style:family="paragraph" style:parent-style-name="Text_20_body">
      <style:text-properties officeooo:rsid="001e9cc3" officeooo:paragraph-rsid="001e9cc3"/>
    </style:style>
    <style:style style:name="P24" style:family="paragraph" style:parent-style-name="Heading_20_1" style:list-style-name=""/>
    <style:style style:name="P25" style:family="paragraph" style:parent-style-name="Heading_20_1">
      <style:paragraph-properties fo:break-before="page"/>
    </style:style>
    <style:style style:name="P26" style:family="paragraph" style:parent-style-name="Heading_20_2">
      <style:text-properties officeooo:rsid="00149873" officeooo:paragraph-rsid="00149873"/>
    </style:style>
    <style:style style:name="P27" style:family="paragraph" style:parent-style-name="Heading_20_2">
      <style:paragraph-properties fo:break-before="page"/>
      <style:text-properties officeooo:rsid="00149873" officeooo:paragraph-rsid="00149873"/>
    </style:style>
    <style:style style:name="P28" style:family="paragraph" style:parent-style-name="Heading_20_2">
      <style:paragraph-properties fo:break-before="page"/>
      <style:text-properties officeooo:paragraph-rsid="0015dd1a"/>
    </style:style>
    <style:style style:name="P29" style:family="paragraph" style:parent-style-name="Heading_20_3">
      <style:text-properties officeooo:paragraph-rsid="00149873"/>
    </style:style>
    <style:style style:name="P30" style:family="paragraph" style:parent-style-name="Heading_20_3">
      <style:text-properties officeooo:rsid="00149873" officeooo:paragraph-rsid="00149873"/>
    </style:style>
    <style:style style:name="P31" style:family="paragraph" style:parent-style-name="Heading_20_3">
      <style:text-properties officeooo:paragraph-rsid="0015dd1a"/>
    </style:style>
    <style:style style:name="P32" style:family="paragraph" style:parent-style-name="Text_20_body">
      <style:text-properties officeooo:rsid="001e9cc3" officeooo:paragraph-rsid="001e9cc3"/>
    </style:style>
    <style:style style:name="P33" style:family="paragraph" style:parent-style-name="Text_20_body">
      <style:text-properties fo:font-size="6pt" officeooo:rsid="00250dce" officeooo:paragraph-rsid="00250dce" style:font-size-asian="6pt" style:font-size-complex="6pt"/>
    </style:style>
    <style:style style:name="T1" style:family="text">
      <style:text-properties officeooo:rsid="00149873"/>
    </style:style>
    <style:style style:name="T2" style:family="text">
      <style:text-properties officeooo:rsid="0015dd1a"/>
    </style:style>
    <style:style style:name="T3" style:family="text">
      <style:text-properties officeooo:rsid="001858e8"/>
    </style:style>
    <style:style style:name="T4" style:family="text">
      <style:text-properties officeooo:rsid="001b7bfb"/>
    </style:style>
    <style:style style:name="T5" style:family="text">
      <style:text-properties officeooo:rsid="00250dc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u TP 1 de Maths 3</text:p>
      <text:p text:style-name="Subtitle">par HARTMANN Matthias, groupe 2A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_1516460643" text:style-name="Index_20_Link" text:visited-style-name="Index_20_Link">Mise en application :<text:tab/>2</text:a></text:p>
          <text:p text:style-name="P2"><text:a xlink:type="simple" xlink:href="#__RefHeading___Toc12_1516460643" text:style-name="Index_20_Link" text:visited-style-name="Index_20_Link">Fonction affichage_matrice :<text:tab/>2</text:a></text:p>
          <text:p text:style-name="P3"><text:a xlink:type="simple" xlink:href="#__RefHeading___Toc14_1516460643" text:style-name="Index_20_Link" text:visited-style-name="Index_20_Link">Code :<text:tab/>2</text:a></text:p>
          <text:p text:style-name="P3"><text:a xlink:type="simple" xlink:href="#__RefHeading___Toc16_1516460643" text:style-name="Index_20_Link" text:visited-style-name="Index_20_Link">Test de bon fonctionnement :<text:tab/>2</text:a></text:p>
          <text:p text:style-name="P2"><text:a xlink:type="simple" xlink:href="#__RefHeading___Toc18_1516460643" text:style-name="Index_20_Link" text:visited-style-name="Index_20_Link"><text:tab/>2</text:a></text:p>
          <text:p text:style-name="P2"><text:a xlink:type="simple" xlink:href="#__RefHeading___Toc20_1516460643" text:style-name="Index_20_Link" text:visited-style-name="Index_20_Link">Fonction my_identite :<text:tab/>3</text:a></text:p>
          <text:p text:style-name="P3"><text:a xlink:type="simple" xlink:href="#__RefHeading___Toc22_1516460643" text:style-name="Index_20_Link" text:visited-style-name="Index_20_Link">Code :<text:tab/>3</text:a></text:p>
          <text:p text:style-name="P3"><text:a xlink:type="simple" xlink:href="#__RefHeading___Toc24_1516460643" text:style-name="Index_20_Link" text:visited-style-name="Index_20_Link">Test  de bon fonctionnement :<text:tab/>3</text:a></text:p>
          <text:p text:style-name="P2"><text:a xlink:type="simple" xlink:href="#__RefHeading___Toc26_1516460643" text:style-name="Index_20_Link" text:visited-style-name="Index_20_Link">Fonction suppr_pairs:<text:tab/>4</text:a></text:p>
          <text:p text:style-name="P3"><text:a xlink:type="simple" xlink:href="#__RefHeading___Toc28_1516460643" text:style-name="Index_20_Link" text:visited-style-name="Index_20_Link">Code :<text:tab/>4</text:a></text:p>
          <text:p text:style-name="P3"><text:a xlink:type="simple" xlink:href="#__RefHeading___Toc30_1516460643" text:style-name="Index_20_Link" text:visited-style-name="Index_20_Link">Test  de bon fonctionnement :<text:tab/>4</text:a></text:p>
          <text:p text:style-name="P2"><text:a xlink:type="simple" xlink:href="#__RefHeading___Toc32_1516460643" text:style-name="Index_20_Link" text:visited-style-name="Index_20_Link">Fonction compte:<text:tab/>5</text:a></text:p>
          <text:p text:style-name="P3"><text:a xlink:type="simple" xlink:href="#__RefHeading___Toc34_1516460643" text:style-name="Index_20_Link" text:visited-style-name="Index_20_Link">Code :<text:tab/>5</text:a></text:p>
          <text:p text:style-name="P3"><text:a xlink:type="simple" xlink:href="#__RefHeading___Toc36_1516460643" text:style-name="Index_20_Link" text:visited-style-name="Index_20_Link">Test  de bon fonctionnement :<text:tab/>5</text:a></text:p>
          <text:p text:style-name="P2"><text:a xlink:type="simple" xlink:href="#__RefHeading___Toc38_1516460643" text:style-name="Index_20_Link" text:visited-style-name="Index_20_Link">Fonction my_transpose :<text:tab/>6</text:a></text:p>
          <text:p text:style-name="P3"><text:a xlink:type="simple" xlink:href="#__RefHeading___Toc40_1516460643" text:style-name="Index_20_Link" text:visited-style-name="Index_20_Link">Code :<text:tab/>6</text:a></text:p>
          <text:p text:style-name="P3"><text:a xlink:type="simple" xlink:href="#__RefHeading___Toc42_1516460643" text:style-name="Index_20_Link" text:visited-style-name="Index_20_Link">Test  de bon fonctionnement :<text:tab/>6</text:a></text:p>
          <text:p text:style-name="P2"><text:a xlink:type="simple" xlink:href="#__RefHeading___Toc44_1516460643" text:style-name="Index_20_Link" text:visited-style-name="Index_20_Link">Fonction applatir:<text:tab/>7</text:a></text:p>
          <text:p text:style-name="P3"><text:a xlink:type="simple" xlink:href="#__RefHeading___Toc46_1516460643" text:style-name="Index_20_Link" text:visited-style-name="Index_20_Link">Code :<text:tab/>7</text:a></text:p>
          <text:p text:style-name="P3"><text:a xlink:type="simple" xlink:href="#__RefHeading___Toc48_1516460643" text:style-name="Index_20_Link" text:visited-style-name="Index_20_Link">Test  de bon fonctionnement :<text:tab/>7</text:a></text:p>
          <text:p text:style-name="P2"><text:a xlink:type="simple" xlink:href="#__RefHeading___Toc50_1516460643" text:style-name="Index_20_Link" text:visited-style-name="Index_20_Link">Fonction egals_mat:<text:tab/>8</text:a></text:p>
          <text:p text:style-name="P3"><text:a xlink:type="simple" xlink:href="#__RefHeading___Toc52_1516460643" text:style-name="Index_20_Link" text:visited-style-name="Index_20_Link">Code :<text:tab/>8</text:a></text:p>
          <text:p text:style-name="P3"><text:a xlink:type="simple" xlink:href="#__RefHeading___Toc54_1516460643" text:style-name="Index_20_Link" text:visited-style-name="Index_20_Link">Test  de bon fonctionnement :<text:tab/>8</text:a></text:p>
          <text:p text:style-name="P2"><text:a xlink:type="simple" xlink:href="#__RefHeading___Toc56_1516460643" text:style-name="Index_20_Link" text:visited-style-name="Index_20_Link">Fonction symetrique:<text:tab/>9</text:a></text:p>
          <text:p text:style-name="P3"><text:a xlink:type="simple" xlink:href="#__RefHeading___Toc58_1516460643" text:style-name="Index_20_Link" text:visited-style-name="Index_20_Link">Code :<text:tab/>9</text:a></text:p>
          <text:p text:style-name="P3"><text:a xlink:type="simple" xlink:href="#__RefHeading___Toc60_1516460643" text:style-name="Index_20_Link" text:visited-style-name="Index_20_Link">Test  de bon fonctionnement :<text:tab/>9</text:a></text:p>
          <text:p text:style-name="P2"><text:a xlink:type="simple" xlink:href="#__RefHeading___Toc62_1516460643" text:style-name="Index_20_Link" text:visited-style-name="Index_20_Link">Fonction antisymetrique:<text:tab/>10</text:a></text:p>
          <text:p text:style-name="P3"><text:a xlink:type="simple" xlink:href="#__RefHeading___Toc64_1516460643" text:style-name="Index_20_Link" text:visited-style-name="Index_20_Link">Code :<text:tab/>10</text:a></text:p>
          <text:p text:style-name="P3"><text:a xlink:type="simple" xlink:href="#__RefHeading___Toc66_1516460643" text:style-name="Index_20_Link" text:visited-style-name="Index_20_Link">Test  de bon fonctionnement :<text:tab/>10</text:a></text:p>
        </text:index-body>
      </text:table-of-content>
      <text:h text:style-name="P24" text:outline-level="1"/>
      <text:h text:style-name="P25" text:outline-level="1"><text:bookmark-start text:name="__RefHeading___Toc10_1516460643"/>Mise en application : <text:bookmark-end text:name="__RefHeading___Toc10_1516460643"/></text:h>
      <text:h text:style-name="P26" text:outline-level="2"><text:bookmark-start text:name="__RefHeading___Toc12_1516460643"/>Fonction affichage_matrice :<text:bookmark-end text:name="__RefHeading___Toc12_1516460643"/></text:h>
      <text:h text:style-name="Heading_20_3" text:outline-level="3"><text:bookmark-start text:name="__RefHeading___Toc14_1516460643"/>Code :<text:bookmark-end text:name="__RefHeading___Toc14_1516460643"/></text:h>
      <text:p text:style-name="Text_20_body"/>
      <table:table table:name="Table1" table:style-name="Table1">
        <table:table-column table:style-name="Table1.A"/>
        <table:table-row table:style-name="TableLine94277624994896">
          <table:table-cell table:style-name="Table1.A1" office:value-type="string">
            <text:p text:style-name="P18">def affichageMatrice(M:np.ndarray):</text:p>
            <text:p text:style-name="P18"><text:s text:c="4"/>"""!</text:p>
            <text:p text:style-name="P18"><text:s text:c="4"/>@brief Cette fonction affiche une Matrice M de la façon suivante :</text:p>
            <text:p text:style-name="P18"><text:s text:c="8"/>[a,b,c]</text:p>
            <text:p text:style-name="P18"><text:s text:c="8"/>[d,e,f]</text:p>
            <text:p text:style-name="P18"><text:s text:c="8"/>[. . .]</text:p>
            <text:p text:style-name="P18"/>
            <text:p text:style-name="P18"><text:s text:c="4"/>Paramètres : </text:p>
            <text:p text:style-name="P18"><text:s text:c="8"/>@param M : np.ndarray =&gt; Une matrice M</text:p>
            <text:p text:style-name="P18"/>
            <text:p text:style-name="P18"><text:s text:c="4"/>"""</text:p>
            <text:p text:style-name="P18"><text:s text:c="4"/>for ligne in M :</text:p>
            <text:p text:style-name="P18"><text:s text:c="8"/>print(ligne)</text:p>
          </table:table-cell>
        </table:table-row>
      </table:table>
      <text:p text:style-name="Preformatted_20_Text"/>
      <text:h text:style-name="Heading_20_3" text:outline-level="3"><text:bookmark-start text:name="__RefHeading___Toc16_1516460643"/>Test de bon fonctionnement :<text:bookmark-end text:name="__RefHeading___Toc16_1516460643"/></text:h>
      <table:table table:name="Table2" table:style-name="Table2">
        <table:table-column table:style-name="Table2.A"/>
        <table:table-row table:style-name="TableLine94277625080992">
          <table:table-cell table:style-name="Table2.A1" office:value-type="string">
            <text:p text:style-name="P4">Matrice : np.ndarray = np.array([[1,2,3], [4,5,6]])</text:p>
            <text:p text:style-name="P4">affichageMatrice(Matrice)</text:p>
          </table:table-cell>
        </table:table-row>
      </table:table>
      <text:p text:style-name="P6"/>
      <text:p text:style-name="P6">Sortie : </text:p>
      <table:table table:name="Table3" table:style-name="Table3">
        <table:table-column table:style-name="Table3.A"/>
        <table:table-row table:style-name="TableLine94277625100192">
          <table:table-cell table:style-name="Table3.A1" office:value-type="string">
            <text:p text:style-name="P5">[1 2 3]</text:p>
            <text:p text:style-name="P5">[4 5 6]</text:p>
          </table:table-cell>
        </table:table-row>
      </table:table>
      <text:h text:style-name="P26" text:outline-level="2"><text:bookmark-start text:name="__RefHeading___Toc18_1516460643"/><text:line-break/><text:bookmark-end text:name="__RefHeading___Toc18_1516460643"/></text:h>
      <text:h text:style-name="P27" text:outline-level="2"><text:bookmark-start text:name="__RefHeading___Toc20_1516460643"/>Fonction my_identite :<text:bookmark-end text:name="__RefHeading___Toc20_1516460643"/></text:h>
      <text:h text:style-name="Heading_20_3" text:outline-level="3"><text:bookmark-start text:name="__RefHeading___Toc22_1516460643"/>Code :<text:bookmark-end text:name="__RefHeading___Toc22_1516460643"/></text:h>
      <table:table table:name="Table4" table:style-name="Table4">
        <table:table-column table:style-name="Table4.A"/>
        <table:table-row table:style-name="TableLine94277625138496">
          <table:table-cell table:style-name="Table4.A1" office:value-type="string">
            <text:p text:style-name="Preformatted_20_Text">def my_identite(n:int) -&gt; np.array:</text:p>
            <text:p text:style-name="Preformatted_20_Text"><text:s text:c="4"/>"""!</text:p>
            <text:p text:style-name="Preformatted_20_Text"><text:s text:c="4"/>@brief Cette fonction génère une matrice identité ayant n colonnes et n lignes.</text:p>
            <text:p text:style-name="Preformatted_20_Text"/>
            <text:p text:style-name="Preformatted_20_Text"><text:s text:c="4"/>Paramètres : </text:p>
            <text:p text:style-name="Preformatted_20_Text"><text:s text:c="8"/>@param n : int =&gt; Le nombre de colonnes et de lignes</text:p>
            <text:p text:style-name="Preformatted_20_Text"><text:s text:c="4"/>Retour de la fonction : </text:p>
            <text:p text:style-name="Preformatted_20_Text"><text:s text:c="8"/>@return np.array =&gt; La matrice identitée générée</text:p>
            <text:p text:style-name="Preformatted_20_Text"/>
            <text:p text:style-name="Preformatted_20_Text"><text:s text:c="4"/>"""</text:p>
            <text:p text:style-name="Preformatted_20_Text"><text:s text:c="4"/>M : np.ndarray = np.zeros([n, n])</text:p>
            <text:p text:style-name="Preformatted_20_Text"><text:s text:c="4"/>for col in range(n):</text:p>
            <text:p text:style-name="Preformatted_20_Text"><text:s text:c="8"/>M[col, col] = 1</text:p>
            <text:p text:style-name="Preformatted_20_Text"><text:s text:c="4"/></text:p>
            <text:p text:style-name="Preformatted_20_Text"><text:s text:c="4"/>return <text:span text:style-name="T3">M</text:span>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_Toc24_1516460643"/>Test  de bon fonctionnement :<text:bookmark-end text:name="__RefHeading___Toc24_1516460643"/></text:h>
      <text:p text:style-name="Text_20_body"/>
      <table:table table:name="Table5" table:style-name="Table5">
        <table:table-column table:style-name="Table5.A"/>
        <table:table-row table:style-name="TableLine94277625151360">
          <table:table-cell table:style-name="Table5.A1" office:value-type="string">
            <text:p text:style-name="Preformatted_20_Text">affichageMatrice(my_identite(3))</text:p>
          </table:table-cell>
        </table:table-row>
      </table:table>
      <text:p text:style-name="Text_20_body"/>
      <text:p text:style-name="P20">Sortie :</text:p>
      <table:table table:name="Table6" table:style-name="Table6">
        <table:table-column table:style-name="Table6.A"/>
        <table:table-row table:style-name="TableLine94277625161136">
          <table:table-cell table:style-name="Table6.A1" office:value-type="string">
            <text:p text:style-name="P19">[1. 0. 0.]</text:p>
            <text:p text:style-name="P19">[0. 1. 0.]</text:p>
            <text:p text:style-name="P19">[0. 0. 1.]</text:p>
          </table:table-cell>
        </table:table-row>
      </table:table>
      <text:p text:style-name="P20"/>
      <text:p text:style-name="P20"/>
      <text:h text:style-name="P27" text:outline-level="2"><text:bookmark-start text:name="__RefHeading___Toc26_1516460643"/>Fonction suppr_pairs:<text:bookmark-end text:name="__RefHeading___Toc26_1516460643"/></text:h>
      <text:h text:style-name="P29" text:outline-level="3"><text:bookmark-start text:name="__RefHeading___Toc28_1516460643"/>Code :<text:bookmark-end text:name="__RefHeading___Toc28_1516460643"/></text:h>
      <table:table table:name="Table7" table:style-name="Table7">
        <table:table-column table:style-name="Table7.A"/>
        <table:table-row table:style-name="TableLine94277625168672">
          <table:table-cell table:style-name="Table7.A1" office:value-type="string">
            <text:p text:style-name="Preformatted_20_Text">def suppr_pairs(M:np.ndarray) -&gt; np.ndarray:</text:p>
            <text:p text:style-name="Preformatted_20_Text"><text:s text:c="4"/>"""!</text:p>
            <text:p text:style-name="Preformatted_20_Text"><text:s text:c="4"/>@brief Cette fonction remplace tous les nombres pairs d'une matrice par des 0</text:p>
            <text:p text:style-name="Preformatted_20_Text"/>
            <text:p text:style-name="Preformatted_20_Text"><text:s text:c="4"/>Paramètres : </text:p>
            <text:p text:style-name="Preformatted_20_Text"><text:s text:c="8"/>@param M : np.ndarray =&gt; Une matrice M</text:p>
            <text:p text:style-name="Preformatted_20_Text"><text:s text:c="4"/>Retour de la fonction : </text:p>
            <text:p text:style-name="Preformatted_20_Text"><text:s text:c="8"/>@return np.ndarray =&gt; La matrice transformée</text:p>
            <text:p text:style-name="Preformatted_20_Text"/>
            <text:p text:style-name="Preformatted_20_Text"><text:s text:c="4"/>"""</text:p>
            <text:p text:style-name="Preformatted_20_Text"><text:s text:c="4"/>size : Tuple[int, int] = np.shape(M)</text:p>
            <text:p text:style-name="Preformatted_20_Text"><text:s text:c="4"/>for ligne in M:</text:p>
            <text:p text:style-name="Preformatted_20_Text"><text:s text:c="8"/>for col in range(size[1]):</text:p>
            <text:p text:style-name="Preformatted_20_Text"><text:s text:c="12"/>if ligne[col] % 2 == 0:</text:p>
            <text:p text:style-name="Preformatted_20_Text"><text:s text:c="16"/>ligne[col] = 0</text:p>
            <text:p text:style-name="Preformatted_20_Text"><text:s text:c="4"/>return M</text:p>
          </table:table-cell>
        </table:table-row>
      </table:table>
      <text:p text:style-name="P7"/>
      <text:h text:style-name="P29" text:outline-level="3"><text:bookmark-start text:name="__RefHeading___Toc30_1516460643"/>Test  de bon fonctionnement :<text:bookmark-end text:name="__RefHeading___Toc30_1516460643"/></text:h>
      <table:table table:name="Table8" table:style-name="Table8">
        <table:table-column table:style-name="Table8.A"/>
        <table:table-row table:style-name="TableLine94277625178784">
          <table:table-cell table:style-name="Table8.A1" office:value-type="string">
            <text:p text:style-name="Preformatted_20_Text">MATRICE : np.ndarray = np.array([[2,3,4,6], [3,5,8,1]])</text:p>
            <text:p text:style-name="Preformatted_20_Text">affichageMatrice(suppr_pairs(MATRICE))</text:p>
          </table:table-cell>
        </table:table-row>
      </table:table>
      <text:p text:style-name="Text_20_body"/>
      <text:p text:style-name="P20">Sortie :</text:p>
      <table:table table:name="Table9" table:style-name="Table9">
        <table:table-column table:style-name="Table9.A"/>
        <table:table-row table:style-name="TableLine94277625191872">
          <table:table-cell table:style-name="Table9.A1" office:value-type="string">
            <text:p text:style-name="P19">[0 3 0 0]</text:p>
            <text:p text:style-name="P19">[3 5 0 1]</text:p>
          </table:table-cell>
        </table:table-row>
      </table:table>
      <text:p text:style-name="P20"/>
      <text:p text:style-name="P20"/>
      <text:h text:style-name="P27" text:outline-level="2"><text:bookmark-start text:name="__RefHeading___Toc32_1516460643"/>Fonction compte:<text:bookmark-end text:name="__RefHeading___Toc32_1516460643"/></text:h>
      <text:h text:style-name="P29" text:outline-level="3"><text:bookmark-start text:name="__RefHeading___Toc34_1516460643"/>Code :<text:bookmark-end text:name="__RefHeading___Toc34_1516460643"/></text:h>
      <table:table table:name="Table10" table:style-name="Table10">
        <table:table-column table:style-name="Table10.A"/>
        <table:table-row table:style-name="TableLine94277625202912">
          <table:table-cell table:style-name="Table10.A1" office:value-type="string">
            <text:p text:style-name="Preformatted_20_Text">def compte(M:np.ndarray, L: List[int]) -&gt; int:</text:p>
            <text:p text:style-name="Preformatted_20_Text"><text:s text:c="4"/>"""!</text:p>
            <text:p text:style-name="Preformatted_20_Text"><text:s text:c="4"/>@brief Cette fonction comptabilise le nombre de fois qu'un élément de la liste L est</text:p>
            <text:p text:style-name="Preformatted_20_Text"><text:s text:c="4"/>retrouvé dans la matrice M</text:p>
            <text:p text:style-name="Preformatted_20_Text"/>
            <text:p text:style-name="Preformatted_20_Text"><text:s text:c="4"/>Paramètres : </text:p>
            <text:p text:style-name="Preformatted_20_Text"><text:s text:c="8"/>@param M : np.ndarray =&gt; Une matrice M</text:p>
            <text:p text:style-name="Preformatted_20_Text"><text:s text:c="8"/>@param L : List[int] =&gt; Une liste de nombre</text:p>
            <text:p text:style-name="Preformatted_20_Text"><text:s text:c="4"/>Retour de la fonction : </text:p>
            <text:p text:style-name="Preformatted_20_Text"><text:s text:c="8"/>@return int =&gt; Le nombre de fois où un élément de la liste L est retrouvé dans la matrice M</text:p>
            <text:p text:style-name="Preformatted_20_Text"/>
            <text:p text:style-name="Preformatted_20_Text"><text:s text:c="4"/>"""</text:p>
            <text:p text:style-name="Preformatted_20_Text"><text:s text:c="4"/>compteur : int = 0</text:p>
            <text:p text:style-name="Preformatted_20_Text"><text:s text:c="4"/>size : Tuple[int, int] = np.shape(M)</text:p>
            <text:p text:style-name="Preformatted_20_Text"><text:s text:c="4"/>for ligne in M:</text:p>
            <text:p text:style-name="Preformatted_20_Text"><text:s text:c="8"/>for col in range(size[1]):</text:p>
            <text:p text:style-name="Preformatted_20_Text"><text:s text:c="12"/>if ligne[col] in L:</text:p>
            <text:p text:style-name="Preformatted_20_Text"><text:s text:c="16"/>compteur += 1</text:p>
            <text:p text:style-name="Preformatted_20_Text"><text:s text:c="4"/>return compteur</text:p>
          </table:table-cell>
        </table:table-row>
      </table:table>
      <text:p text:style-name="P7"/>
      <text:p text:style-name="P7"/>
      <text:h text:style-name="P30" text:outline-level="3"><text:bookmark-start text:name="__RefHeading___Toc36_1516460643"/>Test  de bon fonctionnement :<text:bookmark-end text:name="__RefHeading___Toc36_1516460643"/></text:h>
      <text:p text:style-name="P7"/>
      <table:table table:name="Table11" table:style-name="Table11">
        <table:table-column table:style-name="Table11.A"/>
        <table:table-row table:style-name="TableLine94277625204208">
          <table:table-cell table:style-name="Table11.A1" office:value-type="string">
            <text:p text:style-name="Preformatted_20_Text">MATRICE : np.ndarray = np.array([[2,3,4,6], [3,5,1,1]])</text:p>
            <text:p text:style-name="Preformatted_20_Text">print(compte(MATRICE, [1,4,5]))</text:p>
          </table:table-cell>
        </table:table-row>
      </table:table>
      <text:p text:style-name="P7"/>
      <text:p text:style-name="P22">Sortie :</text:p>
      <table:table table:name="Table12" table:style-name="Table12">
        <table:table-column table:style-name="Table12.A"/>
        <table:table-row table:style-name="TableLine94277625218832">
          <table:table-cell table:style-name="Table12.A1" office:value-type="string">
            <text:p text:style-name="P21">4</text:p>
          </table:table-cell>
        </table:table-row>
      </table:table>
      <text:p text:style-name="P22"/>
      <text:h text:style-name="P27" text:outline-level="2"><text:bookmark-start text:name="__RefHeading___Toc38_1516460643"/>Fonction my_transpose :<text:bookmark-end text:name="__RefHeading___Toc38_1516460643"/></text:h>
      <text:h text:style-name="P29" text:outline-level="3"><text:bookmark-start text:name="__RefHeading___Toc40_1516460643"/>Code :<text:bookmark-end text:name="__RefHeading___Toc40_1516460643"/></text:h>
      <table:table table:name="Table13" table:style-name="Table13">
        <table:table-column table:style-name="Table13.A"/>
        <table:table-row table:style-name="TableLine94277625231808">
          <table:table-cell table:style-name="Table13.A1" office:value-type="string">
            <text:p text:style-name="Preformatted_20_Text">def my_transpose(M: np.ndarray) -&gt; np.ndarray :</text:p>
            <text:p text:style-name="Preformatted_20_Text"><text:s text:c="4"/>"""!</text:p>
            <text:p text:style-name="Preformatted_20_Text"><text:s text:c="4"/>@brief Cette fonction renvoie la transposée de la matrice M</text:p>
            <text:p text:style-name="Preformatted_20_Text"/>
            <text:p text:style-name="Preformatted_20_Text"><text:s text:c="4"/>Paramètres : </text:p>
            <text:p text:style-name="Preformatted_20_Text"><text:s text:c="8"/>@param M : np.ndarray =&gt; Une matrice M</text:p>
            <text:p text:style-name="Preformatted_20_Text"><text:s text:c="4"/>Retour de la fonction : </text:p>
            <text:p text:style-name="Preformatted_20_Text"><text:s text:c="8"/>@return np.ndarray =&gt; la transposée de la matrice M</text:p>
            <text:p text:style-name="Preformatted_20_Text"/>
            <text:p text:style-name="Preformatted_20_Text"><text:s text:c="4"/>"""</text:p>
            <text:p text:style-name="Preformatted_20_Text"><text:s text:c="4"/></text:p>
            <text:p text:style-name="Preformatted_20_Text"><text:s text:c="4"/>[nbLignes, nbCol] = np.shape(M)</text:p>
            <text:p text:style-name="Preformatted_20_Text"><text:s text:c="4"/></text:p>
            <text:p text:style-name="Preformatted_20_Text"><text:s text:c="4"/>NV : np.ndarray = np.zeros((nbCol, nbLignes))</text:p>
            <text:p text:style-name="Preformatted_20_Text"><text:s text:c="4"/></text:p>
            <text:p text:style-name="Preformatted_20_Text"><text:s text:c="4"/>for ligne in range(nbLignes):</text:p>
            <text:p text:style-name="Preformatted_20_Text"><text:s text:c="8"/>for col in range(nbCol):</text:p>
            <text:p text:style-name="Preformatted_20_Text"><text:s text:c="12"/>NV[col, ligne] = M[ligne, col]</text:p>
            <text:p text:style-name="Preformatted_20_Text"><text:s text:c="12"/></text:p>
            <text:p text:style-name="Preformatted_20_Text"><text:s text:c="4"/>return NV</text:p>
          </table:table-cell>
        </table:table-row>
      </table:table>
      <text:p text:style-name="P7"/>
      <text:h text:style-name="P29" text:outline-level="3"><text:bookmark-start text:name="__RefHeading___Toc42_1516460643"/>Test  de bon fonctionnement :<text:bookmark-end text:name="__RefHeading___Toc42_1516460643"/></text:h>
      <table:table table:name="Table14" table:style-name="Table14">
        <table:table-column table:style-name="Table14.A"/>
        <table:table-row table:style-name="TableLine94277625245104">
          <table:table-cell table:style-name="Table14.A1" office:value-type="string">
            <text:p text:style-name="Preformatted_20_Text">MATRICE : np.ndarray = np.array([[1,2,3], [4,5,6]])</text:p>
            <text:p text:style-name="Preformatted_20_Text">affichageMatrice(my_transpose(MATRICE))</text:p>
          </table:table-cell>
        </table:table-row>
      </table:table>
      <text:p text:style-name="P7"/>
      <text:p text:style-name="P10">Sortie : </text:p>
      <table:table table:name="Table15" table:style-name="Table15">
        <table:table-column table:style-name="Table15.A"/>
        <table:table-row table:style-name="TableLine94277625248528">
          <table:table-cell table:style-name="Table15.A1" office:value-type="string">
            <text:p text:style-name="P9">[1. 4.]</text:p>
            <text:p text:style-name="P9">[2. 5.]</text:p>
            <text:p text:style-name="P9">[3. 6.]</text:p>
          </table:table-cell>
        </table:table-row>
      </table:table>
      <text:p text:style-name="P10"/>
      <text:p text:style-name="P10"/>
      <text:h text:style-name="P27" text:outline-level="2"><text:bookmark-start text:name="__RefHeading___Toc44_1516460643"/>Fonction applatir:<text:bookmark-end text:name="__RefHeading___Toc44_1516460643"/></text:h>
      <text:h text:style-name="P29" text:outline-level="3"><text:bookmark-start text:name="__RefHeading___Toc46_1516460643"/>Code :<text:bookmark-end text:name="__RefHeading___Toc46_1516460643"/></text:h>
      <table:table table:name="Table16" table:style-name="Table16">
        <table:table-column table:style-name="Table16.A"/>
        <table:table-row table:style-name="TableLine94277625253472">
          <table:table-cell table:style-name="Table16.A1" office:value-type="string">
            <text:p text:style-name="Preformatted_20_Text">def applatir(M: np.ndarray) -&gt; List[int or float]:</text:p>
            <text:p text:style-name="Preformatted_20_Text"><text:s text:c="4"/>"""!</text:p>
            <text:p text:style-name="Preformatted_20_Text"><text:s text:c="4"/>@brief Cette fonction renvoie une liste contenant l'ensemble des valeurs de la matrice M</text:p>
            <text:p text:style-name="Preformatted_20_Text"/>
            <text:p text:style-name="Preformatted_20_Text"><text:s text:c="4"/>Paramètres : </text:p>
            <text:p text:style-name="Preformatted_20_Text"><text:s text:c="8"/>@param M : np.ndarray =&gt; Une matrice M</text:p>
            <text:p text:style-name="Preformatted_20_Text"><text:s text:c="4"/>Retour de la fonction : </text:p>
            <text:p text:style-name="Preformatted_20_Text"><text:s text:c="8"/>@return List[int or float] =&gt; La liste des éléments de M</text:p>
            <text:p text:style-name="Preformatted_20_Text"/>
            <text:p text:style-name="Preformatted_20_Text"><text:s text:c="4"/>"""</text:p>
            <text:p text:style-name="Preformatted_20_Text"><text:s text:c="4"/></text:p>
            <text:p text:style-name="Preformatted_20_Text"><text:s text:c="4"/>liste : List[int or float] = []</text:p>
            <text:p text:style-name="Preformatted_20_Text"><text:s text:c="4"/>for ligne in range(np.shape(M)[0]):</text:p>
            <text:p text:style-name="Preformatted_20_Text"><text:s text:c="8"/>liste += list(M[ligne,:])</text:p>
            <text:p text:style-name="Preformatted_20_Text"><text:s text:c="4"/>return liste</text:p>
          </table:table-cell>
        </table:table-row>
      </table:table>
      <text:p text:style-name="P7"/>
      <text:p text:style-name="P7"/>
      <text:h text:style-name="P29" text:outline-level="3"><text:bookmark-start text:name="__RefHeading___Toc48_1516460643"/>Test  de bon fonctionnement :<text:bookmark-end text:name="__RefHeading___Toc48_1516460643"/></text:h>
      <table:table table:name="Table17" table:style-name="Table17">
        <table:table-column table:style-name="Table17.A"/>
        <table:table-row table:style-name="TableLine94277625262176">
          <table:table-cell table:style-name="Table17.A1" office:value-type="string">
            <text:p text:style-name="P11">MATRICE : np.ndarray = np.array([[1,2,3], [4,5,6]])</text:p>
            <text:p text:style-name="Preformatted_20_Text">print(applatir(MATRICE))</text:p>
          </table:table-cell>
        </table:table-row>
      </table:table>
      <text:p text:style-name="P7"/>
      <text:p text:style-name="P13">Sortie :</text:p>
      <table:table table:name="Table18" table:style-name="Table18">
        <table:table-column table:style-name="Table18.A"/>
        <table:table-row table:style-name="TableLine94277625273072">
          <table:table-cell table:style-name="Table18.A1" office:value-type="string">
            <text:p text:style-name="P12">[1, 2, 3, 4, 5, 6]</text:p>
          </table:table-cell>
        </table:table-row>
      </table:table>
      <text:p text:style-name="P13"/>
      <text:h text:style-name="P27" text:outline-level="2"><text:bookmark-start text:name="__RefHeading___Toc50_1516460643"/>Fonction egals_mat:<text:bookmark-end text:name="__RefHeading___Toc50_1516460643"/></text:h>
      <text:h text:style-name="P29" text:outline-level="3"><text:bookmark-start text:name="__RefHeading___Toc52_1516460643"/>Code :<text:bookmark-end text:name="__RefHeading___Toc52_1516460643"/></text:h>
      <table:table table:name="Table19" table:style-name="Table19">
        <table:table-column table:style-name="Table19.A"/>
        <table:table-row table:style-name="TableLine94277625279152">
          <table:table-cell table:style-name="Table19.A1" office:value-type="string">
            <text:p text:style-name="Preformatted_20_Text">def egales_mat(M1: np.ndarray, M2: np.ndarray) -&gt; bool:</text:p>
            <text:p text:style-name="Preformatted_20_Text"><text:s text:c="4"/>"""!</text:p>
            <text:p text:style-name="Preformatted_20_Text"><text:s text:c="4"/>@brief Cette fonction compare 2 matrices et renvoie vrai si elles sont identiques</text:p>
            <text:p text:style-name="Preformatted_20_Text"/>
            <text:p text:style-name="Preformatted_20_Text"><text:s text:c="4"/>Paramètres : </text:p>
            <text:p text:style-name="Preformatted_20_Text"><text:s text:c="8"/>@param M1 : np.ndarray =&gt; Une matrice M1</text:p>
            <text:p text:style-name="Preformatted_20_Text"><text:s text:c="8"/>@param M2 : np.ndarray =&gt; Une matrice M2</text:p>
            <text:p text:style-name="Preformatted_20_Text"><text:s text:c="4"/>Retour de la fonction : </text:p>
            <text:p text:style-name="Preformatted_20_Text"><text:s text:c="8"/>@return bool =&gt; Un booléen. Vrai si les matrices sont identiques, faux sinon.</text:p>
            <text:p text:style-name="Preformatted_20_Text"/>
            <text:p text:style-name="Preformatted_20_Text"><text:s text:c="4"/>"""</text:p>
            <text:p text:style-name="Preformatted_20_Text"><text:s text:c="4"/>resulat : bool = True</text:p>
            <text:p text:style-name="Preformatted_20_Text"><text:s text:c="4"/></text:p>
            <text:p text:style-name="Preformatted_20_Text"><text:s text:c="4"/>if(np.shape(M1) == np.shape(M2)):</text:p>
            <text:p text:style-name="Preformatted_20_Text"><text:s text:c="8"/>[nbLignes, nbCol] = np.shape(M1)</text:p>
            <text:p text:style-name="Preformatted_20_Text"><text:s text:c="8"/></text:p>
            <text:p text:style-name="Preformatted_20_Text"><text:s text:c="8"/>col : int = 0</text:p>
            <text:p text:style-name="Preformatted_20_Text"><text:s text:c="8"/>ligne : int = 0</text:p>
            <text:p text:style-name="Preformatted_20_Text"><text:s text:c="8"/></text:p>
            <text:p text:style-name="Preformatted_20_Text"><text:s text:c="8"/>while ligne &lt; nbLignes and resulat:</text:p>
            <text:p text:style-name="Preformatted_20_Text"><text:s text:c="12"/></text:p>
            <text:p text:style-name="Preformatted_20_Text"><text:s text:c="12"/>resulat = M1[ligne, col] == M2[ligne, col]</text:p>
            <text:p text:style-name="Preformatted_20_Text"><text:s text:c="12"/></text:p>
            <text:p text:style-name="Preformatted_20_Text"><text:s text:c="12"/>col += 1</text:p>
            <text:p text:style-name="Preformatted_20_Text"><text:s text:c="12"/>if(col &gt;= nbCol):</text:p>
            <text:p text:style-name="Preformatted_20_Text"><text:s text:c="16"/>ligne += 1</text:p>
            <text:p text:style-name="Preformatted_20_Text"><text:s text:c="16"/>col = 0</text:p>
            <text:p text:style-name="Preformatted_20_Text"><text:s text:c="8"/></text:p>
            <text:p text:style-name="Preformatted_20_Text"><text:s text:c="8"/>return resulat</text:p>
            <text:p text:style-name="Preformatted_20_Text"><text:s text:c="4"/>else:</text:p>
            <text:p text:style-name="Preformatted_20_Text"><text:s text:c="8"/>return False</text:p>
          </table:table-cell>
        </table:table-row>
      </table:table>
      <text:p text:style-name="P7"/>
      <text:h text:style-name="P29" text:outline-level="3"><text:bookmark-start text:name="__RefHeading___Toc54_1516460643"/>Test  de bon fonctionnement :<text:bookmark-end text:name="__RefHeading___Toc54_1516460643"/></text:h>
      <table:table table:name="Table20" table:style-name="Table20">
        <table:table-column table:style-name="Table20.A"/>
        <table:table-row table:style-name="TableLine94277625286256">
          <table:table-cell table:style-name="Table20.A1" office:value-type="string">
            <text:p text:style-name="Preformatted_20_Text">M1 : np.ndarray = np.array([[1,2,3], [4,5,6]])</text:p>
            <text:p text:style-name="Preformatted_20_Text">M2 : np.ndarray = np.array([[1,1,3], [4,3,6]])</text:p>
            <text:p text:style-name="Preformatted_20_Text">print(egales_mat(M1, M2))</text:p>
            <text:p text:style-name="Preformatted_20_Text"/>
            <text:p text:style-name="P14">M<text:span text:style-name="T4">1</text:span> : np.ndarray = np.array([[1,1,3], [4,3,6]])</text:p>
            <text:p text:style-name="P14">print(egales_mat(M1, M2))</text:p>
            <text:p text:style-name="Preformatted_20_Text"/>
          </table:table-cell>
        </table:table-row>
      </table:table>
      <text:p text:style-name="P7"/>
      <text:p text:style-name="P16">Sortie :</text:p>
      <table:table table:name="Table21" table:style-name="Table21">
        <table:table-column table:style-name="Table21.A"/>
        <table:table-row table:style-name="TableLine94277625298992">
          <table:table-cell table:style-name="Table21.A1" office:value-type="string">
            <text:p text:style-name="P15">False</text:p>
            <text:p text:style-name="P15">True</text:p>
          </table:table-cell>
        </table:table-row>
      </table:table>
      <text:p text:style-name="P16"/>
      <text:h text:style-name="P28" text:outline-level="2"><text:bookmark-start text:name="__RefHeading___Toc56_1516460643"/><text:span text:style-name="T1">Fonction </text:span><text:span text:style-name="T2">symetrique</text:span><text:span text:style-name="T1">:</text:span><text:bookmark-end text:name="__RefHeading___Toc56_1516460643"/></text:h>
      <text:h text:style-name="P31" text:outline-level="3"><text:bookmark-start text:name="__RefHeading___Toc58_1516460643"/>Code :<text:bookmark-end text:name="__RefHeading___Toc58_1516460643"/></text:h>
      <table:table table:name="Table22" table:style-name="Table22">
        <table:table-column table:style-name="Table22.A"/>
        <table:table-row table:style-name="TableLine94277625196304">
          <table:table-cell table:style-name="Table22.A1" office:value-type="string">
            <text:p text:style-name="Preformatted_20_Text">def symetrique(M1: np.ndarray, M2: np.ndarray) -&gt; bool:</text:p>
            <text:p text:style-name="Preformatted_20_Text"><text:s text:c="4"/>"""!</text:p>
            <text:p text:style-name="Preformatted_20_Text"><text:s text:c="4"/>@brief Cette fonction renvoie vrai si la matrice M2 est la transposée de la matrice M1</text:p>
            <text:p text:style-name="Preformatted_20_Text"/>
            <text:p text:style-name="Preformatted_20_Text"><text:s text:c="4"/>Paramètres : </text:p>
            <text:p text:style-name="Preformatted_20_Text"><text:s text:c="8"/>@param M1 : np.ndarray =&gt; Une matrice M1</text:p>
            <text:p text:style-name="Preformatted_20_Text"><text:s text:c="8"/>@param M2 : np.ndarray =&gt; Une matrice M2</text:p>
            <text:p text:style-name="Preformatted_20_Text"><text:s text:c="4"/>Retour de la fonction : </text:p>
            <text:p text:style-name="Preformatted_20_Text"><text:s text:c="8"/>@return bool =&gt; Vrai si la matrice M2 est la transposée de la matrice M1</text:p>
            <text:p text:style-name="Preformatted_20_Text"/>
            <text:p text:style-name="Preformatted_20_Text"><text:s text:c="4"/>"""</text:p>
            <text:p text:style-name="Preformatted_20_Text"><text:s text:c="4"/></text:p>
            <text:p text:style-name="Preformatted_20_Text"><text:s text:c="4"/>return egales_mat(M2, my_transpose(M1))</text:p>
          </table:table-cell>
        </table:table-row>
      </table:table>
      <text:p text:style-name="P8"/>
      <text:p text:style-name="P8"/>
      <text:h text:style-name="P31" text:outline-level="3"><text:bookmark-start text:name="__RefHeading___Toc60_1516460643"/>Test  de bon fonctionnement :<text:bookmark-end text:name="__RefHeading___Toc60_1516460643"/></text:h>
      <table:table table:name="Table23" table:style-name="Table23">
        <table:table-column table:style-name="Table23.A"/>
        <table:table-row table:style-name="TableLine94277625326960">
          <table:table-cell table:style-name="Table23.A1" office:value-type="string">
            <text:p text:style-name="Preformatted_20_Text">M1 : np.ndarray = np.zeros([2,3])</text:p>
            <text:p text:style-name="Preformatted_20_Text">M2 : np.ndarray = np.zeros([3,2])</text:p>
            <text:p text:style-name="Preformatted_20_Text">print(symetrique(M1, M2))</text:p>
            <text:p text:style-name="Preformatted_20_Text"/>
            <text:p text:style-name="Preformatted_20_Text">M1 : np.ndarray = np.zeros([2,3])</text:p>
            <text:p text:style-name="Preformatted_20_Text">M2 : np.ndarray = np.zeros([3,3])</text:p>
            <text:p text:style-name="Preformatted_20_Text">print(symetrique(M1, M2))</text:p>
          </table:table-cell>
        </table:table-row>
      </table:table>
      <text:p text:style-name="P8"/>
      <text:p text:style-name="P16">Sortie :</text:p>
      <table:table table:name="Table24" table:style-name="Table24">
        <table:table-column table:style-name="Table24.A"/>
        <table:table-row table:style-name="TableLine94277625356992">
          <table:table-cell table:style-name="Table24.A1" office:value-type="string">
            <text:p text:style-name="Preformatted_20_Text">True</text:p>
            <text:p text:style-name="Preformatted_20_Text">False</text:p>
          </table:table-cell>
        </table:table-row>
      </table:table>
      <text:p text:style-name="P16"/>
      <text:h text:style-name="P28" text:outline-level="2"><text:bookmark-start text:name="__RefHeading___Toc62_1516460643"/><text:span text:style-name="T1">Fonction </text:span><text:span text:style-name="T2">antisymetrique</text:span><text:span text:style-name="T1">:</text:span><text:bookmark-end text:name="__RefHeading___Toc62_1516460643"/></text:h>
      <text:h text:style-name="P31" text:outline-level="3"><text:bookmark-start text:name="__RefHeading___Toc64_1516460643"/>Code :<text:bookmark-end text:name="__RefHeading___Toc64_1516460643"/></text:h>
      <table:table table:name="Table25" table:style-name="Table25">
        <table:table-column table:style-name="Table25.A"/>
        <table:table-row table:style-name="TableLine94277625340064">
          <table:table-cell table:style-name="Table25.A1" office:value-type="string">
            <text:p text:style-name="Preformatted_20_Text">def antisymetrique(M1: np.ndarray, M2: np.ndarray) -&gt; bool:</text:p>
            <text:p text:style-name="Preformatted_20_Text"><text:s text:c="4"/>"""!</text:p>
            <text:p text:style-name="Preformatted_20_Text"><text:s text:c="4"/>@brief Cette fonction renvoie vrai si la matrice M2 est l'opposée de la transposée de la matrice M1</text:p>
            <text:p text:style-name="Preformatted_20_Text"/>
            <text:p text:style-name="Preformatted_20_Text"><text:s text:c="4"/>Paramètres : </text:p>
            <text:p text:style-name="Preformatted_20_Text"><text:s text:c="8"/>@param M1 : np.ndarray =&gt; Une matrice M1</text:p>
            <text:p text:style-name="Preformatted_20_Text"><text:s text:c="8"/>@param M2 : np.ndarray =&gt; Une matrice M2</text:p>
            <text:p text:style-name="Preformatted_20_Text"><text:s text:c="4"/>Retour de la fonction : </text:p>
            <text:p text:style-name="Preformatted_20_Text"><text:s text:c="8"/>@return bool =&gt; Vrai si la matrice M2 est l'opposée de la transposée de la matrice M1</text:p>
            <text:p text:style-name="Preformatted_20_Text"/>
            <text:p text:style-name="Preformatted_20_Text"><text:s text:c="4"/>"""</text:p>
            <text:p text:style-name="Preformatted_20_Text"><text:s text:c="4"/></text:p>
            <text:p text:style-name="Preformatted_20_Text"><text:s text:c="4"/>return egales_mat(M2, my_transpose(M1)* -1)</text:p>
          </table:table-cell>
        </table:table-row>
      </table:table>
      <text:p text:style-name="P8"/>
      <text:p text:style-name="P8"/>
      <text:h text:style-name="P31" text:outline-level="3"><text:bookmark-start text:name="__RefHeading___Toc66_1516460643"/>Test  de bon fonctionnement :<text:bookmark-end text:name="__RefHeading___Toc66_1516460643"/></text:h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reformatted_20_Text">M1 : np.ndarray = np.zeros([2,3])</text:p>
            <text:p text:style-name="Preformatted_20_Text">M2 : np.ndarray = np.zeros([3,2])</text:p>
            <text:p text:style-name="Preformatted_20_Text">print(antisymetrique(M1, M2))</text:p>
            <text:p text:style-name="Preformatted_20_Text"/>
            <text:p text:style-name="Preformatted_20_Text">M1 : np.ndarray = np.zeros([2,3])</text:p>
            <text:p text:style-name="Preformatted_20_Text">M2 : np.ndarray = np.zeros([3,3])</text:p>
            <text:p text:style-name="Preformatted_20_Text">print(antisymetrique(M1, M2))</text:p>
            <text:p text:style-name="Preformatted_20_Text"/>
            <text:p text:style-name="Preformatted_20_Text">M1 : np.ndarray = np.ones([2,3])</text:p>
            <text:p text:style-name="Preformatted_20_Text">M2 : np.ndarray = np.ones([3,2])</text:p>
            <text:p text:style-name="Preformatted_20_Text">print(antisymetrique(M1, M2))</text:p>
          </table:table-cell>
        </table:table-row>
      </table:table>
      <text:p text:style-name="P8"/>
      <text:p text:style-name="P23">Sortie :</text:p>
      <table:table table:name="Table27" table:style-name="Table27">
        <table:table-column table:style-name="Table27.A"/>
        <table:table-row table:style-name="TableLine94277625361744">
          <table:table-cell table:style-name="Table27.A1" office:value-type="string">
            <text:p text:style-name="Preformatted_20_Text">True</text:p>
            <text:p text:style-name="Preformatted_20_Text">False</text:p>
            <text:p text:style-name="P17">False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33">symp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, 'Droid Sans Fallback'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50dc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31/01/2022<text:tab/><text:tab/></text:span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4:05:14.410197772</meta:creation-date>
    <dc:date>2022-01-31T15:27:30.153123524</dc:date>
    <meta:editing-duration>PT55M51S</meta:editing-duration>
    <meta:editing-cycles>16</meta:editing-cycles>
    <meta:generator>LibreOffice/7.2.2.2$Linux_X86_64 LibreOffice_project/20$Build-2</meta:generator>
    <meta:document-statistic meta:table-count="27" meta:image-count="0" meta:object-count="0" meta:page-count="10" meta:paragraph-count="259" meta:word-count="1045" meta:character-count="6911" meta:non-whitespace-character-count="5283"/>
  </office:meta>
</office:document-meta>
</file>